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1e6c52"/>
    </style:style>
    <style:style style:name="T5" style:family="text">
      <style:text-properties officeooo:rsid="00202bec"/>
    </style:style>
    <style:style style:name="T6" style:family="text">
      <style:text-properties officeooo:rsid="0022b653"/>
    </style:style>
    <style:style style:name="T7" style:family="text">
      <style:text-properties officeooo:rsid="002467fd"/>
    </style:style>
    <style:style style:name="T8" style:family="text">
      <style:text-properties officeooo:rsid="0025802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8">Gertboard</text:span></text:p>
      <text:p text:style-name="P1"><text:span text:style-name="T2">Teile</text:span>: <text:span text:style-name="T8">Gertboard</text:span></text:p>
      <text:p text:style-name="P3">ID : IFSR-02-00<text:span text:style-name="T7">12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2S</meta:editing-duration>
    <meta:editing-cycles>21</meta:editing-cycles>
    <meta:generator>LibreOffice/4.3.6.2$Windows_x86 LibreOffice_project/d50a87b2e514536ed401c18000dad4660b6a169e</meta:generator>
    <dc:date>2015-12-31T14:23:16.131000000</dc:date>
    <meta:print-date>2015-12-31T14:22:36.864000000</meta:print-date>
    <meta:document-statistic meta:table-count="0" meta:image-count="0" meta:object-count="1" meta:page-count="1" meta:paragraph-count="3" meta:word-count="7" meta:character-count="58" meta:non-whitespace-character-count="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